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" svg:font-family="Times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0e0766" officeooo:paragraph-rsid="000e076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4pt" style:text-underline-style="none" fo:font-weight="bold" officeooo:rsid="0014b497" officeooo:paragraph-rsid="0014b497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0e0766" officeooo:paragraph-rsid="000e076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style:text-underline-style="solid" style:text-underline-width="auto" style:text-underline-color="font-color" fo:font-weight="bold" officeooo:rsid="0012a30f" officeooo:paragraph-rsid="0012a30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54234" officeooo:paragraph-rsid="00154234" style:font-weight-asian="bold" style:font-weight-complex="bold"/>
    </style:style>
    <style:style style:name="P6" style:family="paragraph" style:parent-style-name="Standard">
      <style:text-properties style:font-name="Liberation Serif" style:text-underline-style="solid" style:text-underline-width="auto" style:text-underline-color="font-color" officeooo:rsid="000e0766" officeooo:paragraph-rsid="000e0766"/>
    </style:style>
    <style:style style:name="P7" style:family="paragraph" style:parent-style-name="Standard">
      <style:text-properties style:font-name="Liberation Serif" style:text-underline-style="solid" style:text-underline-width="auto" style:text-underline-color="font-color" officeooo:rsid="000e0766" officeooo:paragraph-rsid="0019cccb"/>
    </style:style>
    <style:style style:name="P8" style:family="paragraph" style:parent-style-name="Standard">
      <style:text-properties style:font-name="Liberation Serif" style:text-underline-style="solid" style:text-underline-width="auto" style:text-underline-color="font-color" fo:font-weight="normal" officeooo:rsid="000e0766" officeooo:paragraph-rsid="0019ccc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normal" officeooo:rsid="0012a30f" officeooo:paragraph-rsid="0012a30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normal" officeooo:rsid="0011553a" officeooo:paragraph-rsid="00142b7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normal" officeooo:rsid="00142b70" officeooo:paragraph-rsid="00142b70" style:font-weight-asian="normal" style:font-weight-complex="normal"/>
    </style:style>
    <style:style style:name="P12" style:family="paragraph" style:parent-style-name="Standard">
      <style:text-properties style:font-name="Liberation Serif" style:text-underline-style="none" fo:font-weight="normal" officeooo:rsid="000e0766" officeooo:paragraph-rsid="0019cccb" style:font-weight-asian="normal" style:font-weight-complex="normal"/>
    </style:style>
    <style:style style:name="P13" style:family="paragraph" style:parent-style-name="Standard">
      <style:text-properties style:font-name="Liberation Serif" style:text-underline-style="none" fo:font-weight="normal" officeooo:rsid="000e0766" officeooo:paragraph-rsid="0012a30f" style:font-weight-asian="normal" style:font-weight-complex="normal"/>
    </style:style>
    <style:style style:name="P14" style:family="paragraph" style:parent-style-name="Standard">
      <style:text-properties style:font-name="Liberation Serif" style:text-underline-style="none" fo:font-weight="normal" officeooo:rsid="000e0766" officeooo:paragraph-rsid="000e0766" style:font-weight-asian="normal" style:font-weight-complex="normal"/>
    </style:style>
    <style:style style:name="P15" style:family="paragraph" style:parent-style-name="Standard"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2a30f" officeooo:paragraph-rsid="00142b7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2a30f" officeooo:paragraph-rsid="00142b70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42b70" officeooo:paragraph-rsid="0019cccb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42b70" officeooo:paragraph-rsid="00142b70" style:font-weight-asian="normal" style:font-weight-complex="normal"/>
    </style:style>
    <style:style style:name="P22" style:family="paragraph" style:parent-style-name="Standard">
      <style:text-properties style:font-name="Liberation Serif" style:text-underline-style="none" fo:font-weight="normal" officeooo:rsid="0011553a" officeooo:paragraph-rsid="0011553a" style:font-weight-asian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style:text-underline-style="solid" style:text-underline-width="auto" style:text-underline-color="font-color" fo:font-weight="normal" officeooo:rsid="0012a30f" officeooo:paragraph-rsid="0012a30f" style:font-weight-asian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style:text-underline-style="solid" style:text-underline-width="auto" style:text-underline-color="font-color" fo:font-weight="normal" officeooo:rsid="0011553a" officeooo:paragraph-rsid="00142b70" style:font-weight-asian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style:text-underline-style="solid" style:text-underline-width="auto" style:text-underline-color="font-color" fo:font-weight="normal" officeooo:rsid="00142b70" officeooo:paragraph-rsid="00142b70" style:font-weight-asian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style:text-underline-style="none" fo:font-weight="normal" officeooo:rsid="00142b70" officeooo:paragraph-rsid="00142b70" style:font-weight-asian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style:text-underline-style="none" fo:font-weight="normal" officeooo:rsid="0012a30f" officeooo:paragraph-rsid="00142b70" style:font-weight-asian="normal" style:font-weight-complex="normal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T1" style:family="text">
      <style:text-properties officeooo:rsid="0012a30f"/>
    </style:style>
    <style:style style:name="T2" style:family="text">
      <style:text-properties style:text-underline-style="solid" style:text-underline-width="auto" style:text-underline-color="font-color" officeooo:rsid="0012a30f"/>
    </style:style>
    <style:style style:name="T3" style:family="text">
      <style:text-properties style:text-underline-style="solid" style:text-underline-width="auto" style:text-underline-color="font-color" officeooo:rsid="00142b70"/>
    </style:style>
    <style:style style:name="T4" style:family="text">
      <style:text-properties officeooo:rsid="00142b70"/>
    </style:style>
    <style:style style:name="T5" style:family="text">
      <style:text-properties officeooo:rsid="00168347"/>
    </style:style>
    <style:style style:name="T6" style:family="text">
      <style:text-properties officeooo:rsid="0019cccb"/>
    </style:style>
    <style:style style:name="T7" style:family="text">
      <style:text-properties fo:background-color="#fff200" loext:char-shading-value="0"/>
    </style:style>
    <style:style style:name="T8" style:family="text">
      <style:text-properties fo:background-color="#fff200" loext:char-shading-value="0"/>
    </style:style>
    <style:style style:name="T9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text:span text:style-name="T2">Report – Kündigung </text:span><text:span text:style-name="T3">Arbeitnehmer</text:span><text:span text:style-name="T2">– Herr...</text:span></text:p>
      <text:p text:style-name="P3"/>
      <text:p text:style-name="P4">Allgemeine Informationen</text:p>
      <text:p text:style-name="P6"/>
      <text:p text:style-name="P7">Mandant:</text:p>
      <text:p text:style-name="P12">Name: </text:p>
      <text:p text:style-name="P13">Geburtsdatum:</text:p>
      <text:p text:style-name="P13"><text:span text:style-name="T1">Anschrift</text:span>:</text:p>
      <text:p text:style-name="P14"/>
      <text:p text:style-name="P8"><text:span text:style-name="T4">Arbeitgeber</text:span>:</text:p>
      <text:p text:style-name="P12">Name: </text:p>
      <text:p text:style-name="P15">Anschrift:</text:p>
      <text:p text:style-name="P14"/>
      <text:p text:style-name="P14"/>
      <text:p text:style-name="P14"/>
      <text:p text:style-name="P5">Informationen zum Sachverhalt</text:p>
      <text:p text:style-name="P9"/>
      <text:p text:style-name="P23">Informationen zum Mandanten:</text:p>
      <text:p text:style-name="P26"><text:tab/>Tätigkeitsbeschreibung:</text:p>
      <text:p text:style-name="P20"><text:tab/>Betriebszugehörigkeit:</text:p>
      <text:p text:style-name="P20"><text:tab/><text:span text:style-name="T6">Alter:</text:span></text:p>
      <text:p text:style-name="P20"><text:tab/><text:span text:style-name="T6">Behinderung:</text:span></text:p>
      <text:p text:style-name="P20"><text:tab/><text:span text:style-name="T6">Familiärer Hintergrund:</text:span></text:p>
      <text:p text:style-name="P21"/>
      <text:p text:style-name="P10"/>
      <text:p text:style-name="P24"><text:span text:style-name="T1">Informationen zum Arbeitsvertrag</text:span>:</text:p>
      <text:p text:style-name="P27"><text:tab/>Form des Arbeitsvertrages:</text:p>
      <text:p text:style-name="P16"><text:tab/><text:span text:style-name="T9">Datum des Vertragsschlusses:</text:span></text:p>
      <text:p text:style-name="P18"/>
      <text:p text:style-name="P9"/>
      <text:p text:style-name="P23">Informationen zur Kündigung</text:p>
      <text:p text:style-name="P28"><text:tab/>Form der Kündigung: </text:p>
      <text:p text:style-name="P17"><text:tab/>Datum der Kündigung:</text:p>
      <text:p text:style-name="P19"/>
      <text:p text:style-name="P11"/>
      <text:p text:style-name="P25">Informationen zum Arbeitgeber:</text:p>
      <text:p text:style-name="P26"><text:tab/>Betriebsgröße:</text:p>
      <text:p text:style-name="P22"/>
      <text:p text:style-name="P22"/>
      <text:p text:style-name="P22"/>
      <text:p text:style-name="P22"/>
      <text:p text:style-name="P22"/>
      <text:p text:style-name="P2">Anlagen <text:span text:style-name="T5">des Mandanten</text:span>:</text:p>
      <text:p text:style-name="P2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" svg:font-family="Times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16:59.469058327</meta:creation-date>
    <dc:date>2018-09-17T20:17:45.635452627</dc:date>
    <meta:editing-duration>PT16M42S</meta:editing-duration>
    <meta:editing-cycles>8</meta:editing-cycles>
    <meta:generator>LibreOffice/6.1.0.3$Linux_X86_64 LibreOffice_project/10$Build-3</meta:generator>
    <meta:document-statistic meta:table-count="0" meta:image-count="0" meta:object-count="0" meta:page-count="1" meta:paragraph-count="25" meta:word-count="50" meta:character-count="502" meta:non-whitespace-character-count="463"/>
  </office:meta>
</office:document-meta>
</file>